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none"/>
    </style:style>
    <style:style style:name="T1" style:family="text">
      <style:text-properties fo:language="en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foreach CobroPago}</text:p>
      <text:p text:style-name="P1">{conditional CobroPago.paymentmode == Cash}</text:p>
      <text:p text:style-name="P1"></text:p>
      <text:p text:style-name="P1">DECLARATION</text:p>
      <text:p text:style-name="P1"></text:p>
      <text:p text:style-name="P1">Italy, {date}</text:p>
      <text:p text:style-name="P1"></text:p>
      <text:p text:style-name="P1">Ref. Payment via PayPal</text:p>
      <text:p text:style-name="P1"></text:p>
      <text:p text:style-name="Standard"><text:span text:style-name="T1">I, {Potentials.potentialname} carried out an operation via payment link with the company Northwest Publishing as below:</text:span></text:p>
      <text:p text:style-name="P1"></text:p>
      <text:p text:style-name="P1">value {CobroPago.amount} - payment date {CobroPago.paymentdate}</text:p>
      <text:p text:style-name="P1"></text:p>
      <text:p text:style-name="P1"></text:p>
      <text:p text:style-name="P1">Therefore, I ask my card administrator to make the purchase via <text:s/>PayPal.</text:p>
      <text:p text:style-name="P1"></text:p>
      <text:p text:style-name="P1"></text:p>
      <text:p text:style-name="P1">I hereby declare that this operation is due to me.</text:p>
      <text:p text:style-name="P1"></text:p>
      <text:p text:style-name="P1"/>
      <text:p text:style-name="P1">__________________________________________________</text:p>
      <text:p text:style-name="P1">{/conditional}</text:p>
      <text:p text:style-name="P1">{/foreach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tlina Puci</meta:initial-creator>
    <meta:creation-date>2023-09-21T16:54:54</meta:creation-date>
    <dc:date>2023-09-21T17:56:02</dc:date>
    <dc:creator>Ketlina Puci</dc:creator>
    <meta:editing-duration>PT1H1M9S</meta:editing-duration>
    <meta:editing-cycles>11</meta:editing-cycles>
    <meta:generator>OpenOffice/4.1.14$Unix OpenOffice.org_project/4114m1$Build-9811</meta:generator>
    <meta:document-statistic meta:table-count="0" meta:image-count="0" meta:object-count="0" meta:page-count="1" meta:paragraph-count="22" meta:word-count="60" meta:character-count="507"/>
  </office:meta>
</office:document-meta>
</file>